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4" text:outline-level="4"><text:bookmark-start text:name="thesis-iii-the-monster-is-the-harbinger-of-category-crisis"/>Tesis III: el monstruo presagia la crisis de categorías<text:bookmark-end text:name="thesis-iii-the-monster-is-the-harbinger-of-category-crisis"/></text:h>
      <text:p text:style-name="First_20_paragraph">El monstruo siempre escapa ya que rechaza una categorización fácil.  Sobre la criatura terrorífica a la que dio vida Ridley Scott en <text:span text:style-name="T1">Alien,</text:span> escribe Harvey Greenberg:</text:p>
      <text:p text:style-name="P1">Es una pesadilla linneana que desafía todas las leyes naturales de la evolución: por momentos es bivalvo, crustáceo, reptiliano y humanoide. Parece capaz de yacer aletargado dentro de su huevo indefinidamente Cambia de piel como una serpiente, tiene caparazón como un artrópodo Deposita sus crías en otras especies como una avispa. ...Responde de acuerdo a los principios lamarckianos <text:span text:style-name="T1">y</text:span> darwinianos <text:note text:id="ftn0" text:note-class="footnote"><text:note-citation>1</text:note-citation><text:note-body><text:p text:style-name="Footnote">Harvey R. Greenberg, “Reimagining the Gargoyle: Psychoanalytic Notes on <text:span text:style-name="T1">Alien</text:span>”, en <text:span text:style-name="T1">Close Encounters: Film, Feminism, and Science Fiction,</text:span> editado por Constance Penley, Elisabeth Lyon, Lynn Spigel y Janet Bergstrom (Minneapolis: University of Minnesota Press, 1991), 90-91. [La traducción es nuestra]</text:p></text:note-body></text:note></text:p>
      <text:p text:style-name="First_20_paragraph">El rechazo a participar del "orden de las cosas" clasificatorio puede aplicarse a todos los monstruos: son híbridos perturbadores cuyos cuerpos de apariencia incoherente resisten los intentos por incluirlos en cualquier tipo de estructrura sistémica. De este modo, el monstruo resulta peligroso, una forma suspendida entre formas que amenaza con hacer trizas las distinciones. Debido a esta liminalidad ontológica, el monstruo aparece con más notoriedad en tiempos de crisis, como una especie de tercer elemento que problematiza el choque entre los extremos: surge como "aquello que cuestiona el pensamiento binario e introduce una crisis.Por la sangre de los monstruos ha corrido el poder para evadir y socavar desde los tiempos clásicos, cuando, a pesar de los intentos de Aristóteles (y luego de Plinio, Agustín e Isidoro) por introducir dentro de un sistema epistemológico coherente a las diferentes razas de monstruos, ellos siempre escaparon para retornar a sus moradas en los márgenes del mundo (un locus no geográfico, sino meramente conceptual).<text:note text:id="ftn3" text:note-class="footnote"><text:note-citation>4</text:note-citation><text:note-body><text:p text:style-name="Footnote">El debate sobre la implicación de lo monstruoso en la creación de heurísticas se basa en parte en mi ensayo «The Limits of Knowing: Monsters and the Regulation of Medieval Popular Culture» <text:span text:style-name="T1">Medieval Folklore</text:span> 3 (otoño de 1994): 1-37</text:p></text:note-body></text:note> Los "libros de fantasía” clásicos socavan radicalmente el sistema taxonómico aristotélico dado que, al rechazar una fácil compartimentación de su monstruoso contenido, exigen repensar de manera radical los límites y la normalidad. Las leyes de la naturaleza, demasiado precisas tal como expone la cienca, se ven alegremente vulneradas por la extraña compilación del cuerpo de un monstruo.  Al ser una categoría diversa, el monstruo resiste cualquier clasificación fundada en jerarquías o en la mera oposición binaria y demanda, en cambio, un "sistema" que permita la polifonía, las respuestas contradictorias (diferencia en el parecido, repulsión en la atracción) y la resistencia a la integración, permitiendo lo que Hogle ha denominado con un juego de palabras genial, “un juego más profundo de diferencias más, un polimorfismo no binario en la 'base' de la naturaleza humana.”<text:note text:id="ftn4" text:note-class="footnote"><text:note-citation>5</text:note-citation><text:note-body><text:p text:style-name="Footnote">Jerrold E. Hogle, “The Struggle for a Dichotomy: Abjection in Jekyll and His Interpreters,” in <text:span text:style-name="T1">Dr. Jekyll and Mr. Hyde after One Hundred Years,</text:span> ed. William Veeder and Gordon Hirsch (Chicago: University of Chicago Press, 1988), 161. [La traducción es nuestra]</text:p></text:note-body></text:note> El horizonte que habitan los monstruos bien podría ser imaginado como el borde visible del mismísimo circulo hermenéutico: los monstruos ofrecen una escapatoria al camino hermético, una invitación a explorar nuevos espirales, métodos nuevos e interconectados de percibir el mundo. Ante la cara de un monstruo, la investigación científica y su ordenada racionalidad se derrumban. El género de lo monstruoso es demasiado extensivo como para ser encapsulado en cualquier sistema conceptual; la existencia misma del monstruo es un reproche a la demarcación y al cerramiento; al igual que los gigantes en <text:span text:style-name="T1">Los viajes de Mandeville,</text:span> la existencia del monstruo amenaza con devorar “por completo, crudo y vivo” a cualquier pensador que insista en lo contrario.  El monstruo es, de este modo, la prueba viviente del célebre fenómeno que Derrida ha acuñado como "suplemento" *(ce dangereux supplément):<text:note text:id="ftn6" text:note-class="footnote"><text:note-citation>7</text:note-citation><text:note-body><text:p text:style-name="Footnote">Jacques Derrida, <text:span text:style-name="T1">De la gramatología</text:span>, [Traducción al español de Oscar del Barco y Conrado Cereti. México: Siglo XXI Editores. 1986].</text:p></text:note-body></text:note> quiebra la bifurcación, la lógica silogística de "uno o lo otro" con un tipo de razonamiento más cercano a "y/o", introduciendo lo que Barbara Johnson ha denominado "una revolución en la lógica misma del sentido."<text:note text:id="ftn7" text:note-class="footnote"><text:note-citation>8</text:note-citation><text:note-body><text:p text:style-name="Footnote">Barbara Johnson, “Introduction,” in Jacques Derrida, <text:span text:style-name="T1">Dissemination,</text:span> trans. Barbara Johnson (Chicago: University of Chicago Press, 1981), xiii. [La traducción es nuestra].</text:p></text:note-body></text:note></text:p>
      <text:p text:style-name="Text_20_body">Ostentando un rechazo total a los métodos tradicionales de organizar el conocimiento y la experiencia humanos, la geografía del monstruo representa una expansión peligrosa y, por consiguiente, siempre se combate en el espacio cultural.</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